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pressionManager.parseVariables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pressionManager.parse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pressionManager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